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5-02-1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4-01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3-01-0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1-12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0-12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20-01-1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9-01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8-01-0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7-01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5-12-1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5-01-1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4-01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3-01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1-12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0-12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10-01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9-02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8-01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7-01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6-01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5-01-0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4-02-1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2002-08-1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501</text:p>
          </table:table-cell>
          <table:table-cell office:value-type="string" calcext:value-type="string">
            <text:p>JY-65-26-605</text:p>
          </table:table-cell>
          <table:table-cell office:value-type="string" calcext:value-type="string">
            <text:p>194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